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68a1a" draw:fill-color="#5eb91e" draw:textarea-horizontal-align="justify" draw:textarea-vertical-align="middle" draw:auto-grow-height="false" fo:min-height="1.584cm" fo:min-width="1.334cm"/>
    </style:style>
    <style:style style:name="gr2" style:family="graphic" style:parent-style-name="standard">
      <style:graphic-properties svg:stroke-color="#f6f9d4" draw:fill-color="#f6f9d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856cm" fo:min-width="2.22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22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2cm" fo:min-width="3.31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152cm" fo:min-width="3.3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032cm" svg:x="8.89cm" svg:y="4.572cm">
          <text:p/>
          <draw:enhanced-geometry svg:viewBox="0 0 21600 21600" draw:path-stretchpoint-x="10800" draw:path-stretchpoint-y="10800" draw:text-areas="?f3 ?f4 ?f5 ?f6" draw:type="round-rectangle" draw:modifiers="2390.5558288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9.116cm" svg:y="6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16cm" svg:y="5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16cm" svg:y="5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16cm" svg:y="5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9.116cm" svg:y="5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9.116cm" svg:y="4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9.37cm" svg:y="4.84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37cm" svg:y="5.1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368cm" svg:y="5.35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368cm" svg:y="5.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368cm" svg:y="5.86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368cm" svg:y="6.11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cm" svg:height="0.2cm" svg:x="9.932cm" svg:y="6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932cm" svg:y="5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932cm" svg:y="5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932cm" svg:y="5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932cm" svg:y="5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9.932cm" svg:y="4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10.184cm" svg:y="4.84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10.184cm" svg:y="5.1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10.182cm" svg:y="5.35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10.182cm" svg:y="5.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10.182cm" svg:y="5.86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10.182cm" svg:y="6.11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5.06cm" svg:height="7.62cm" svg:x="13.97cm" svg:y="4.204cm">
            <text:p/>
            <draw:enhanced-geometry svg:viewBox="0 0 21600 21600" draw:glue-points="?f6 10800 10800 21600 ?f5 10800 10800 0" draw:text-areas="?f3 ?f3 ?f4 ?f4" draw:mirror-vertical="true" draw:type="trapezoid" draw:modifiers="5813.7524557956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5" draw:layer="layout" svg:width="3.724cm" svg:height="0.508cm" draw:transform="rotate (1.5707963267949) translate (16.256cm 8.732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" draw:text-style-name="P5" draw:layer="layout" svg:width="3.81cm" svg:height="0.802cm" draw:transform="rotate (2.35619449019234) translate (18.99cm 8.7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4" draw:layer="layout" svg:width="3.81cm" svg:height="0.402cm" draw:transform="rotate (2.35619449019234) translate (19.133cm 8.6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8" draw:text-style-name="P4" draw:layer="layout" svg:width="1cm" svg:height="1cm" svg:x="18.696cm" svg:y="5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14.4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508cm" svg:height="0.508cm" svg:x="18.0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422cm" svg:height="4.064cm" draw:transform="rotate (1.5707963267949) translate (14.478cm 8.804cm)">
            <text:p/>
            <draw:enhanced-geometry svg:viewBox="0 0 21600 21600" draw:mirror-horizontal="true" draw:type="rectangle" draw:enhanced-path="M 0 0 L 21600 0 21600 21600 0 21600 0 0 Z N"/>
          </draw:custom-shap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9:24:55.447080840</meta:creation-date>
    <dc:date>2021-03-19T09:36:24.504216982</dc:date>
    <meta:editing-duration>PT52M56S</meta:editing-duration>
    <meta:editing-cycles>5</meta:editing-cycles>
    <meta:generator>LibreOffice/6.4.6.2$Linux_X86_64 LibreOffice_project/40$Build-2</meta:generator>
    <meta:document-statistic meta:object-count="59"/>
  </office:meta>
</office:document-meta>
</file>